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08c25" officeooo:paragraph-rsid="00108c25"/>
    </style:style>
    <style:style style:name="P2" style:family="paragraph" style:parent-style-name="Text_20_body">
      <style:paragraph-properties fo:text-align="center" style:justify-single-word="false"/>
      <style:text-properties officeooo:rsid="0011474f" officeooo:paragraph-rsid="0011474f"/>
    </style:style>
    <style:style style:name="P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28cm"/>
        </style:tab-stops>
      </style:paragraph-properties>
      <style:text-properties officeooo:rsid="001244f9" officeooo:paragraph-rsid="001244f9"/>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s>
      </style:paragraph-properties>
      <style:text-properties officeooo:rsid="001244f9" officeooo:paragraph-rsid="001244f9"/>
    </style:style>
    <style:style style:name="P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28cm"/>
        </style:tab-stops>
      </style:paragraph-properties>
      <style:text-properties officeooo:rsid="001549bc" officeooo:paragraph-rsid="001549bc"/>
    </style:style>
    <style:style style:name="P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28cm"/>
          <style:tab-stop style:position="13.033cm"/>
        </style:tab-stops>
      </style:paragraph-properties>
      <style:text-properties officeooo:rsid="001549bc" officeooo:paragraph-rsid="001549bc"/>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s>
      </style:paragraph-properties>
      <style:text-properties officeooo:rsid="0018cb97" officeooo:paragraph-rsid="0018cb97"/>
    </style:style>
    <style:style style:name="P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28cm"/>
        </style:tab-stops>
      </style:paragraph-properties>
      <style:text-properties officeooo:rsid="0018cb97" officeooo:paragraph-rsid="0018cb97"/>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 style:position="13.033cm"/>
        </style:tab-stops>
      </style:paragraph-properties>
      <style:text-properties officeooo:rsid="0019e08b" officeooo:paragraph-rsid="0019e08b"/>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s>
      </style:paragraph-properties>
      <style:text-properties officeooo:rsid="0019e08b" officeooo:paragraph-rsid="0019e08b"/>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 style:position="13.033cm"/>
        </style:tab-stops>
      </style:paragraph-properties>
      <style:text-properties officeooo:rsid="001b0e1a" officeooo:paragraph-rsid="001b0e1a"/>
    </style:style>
    <style:style style:name="P12" style:family="paragraph" style:parent-style-name="Text_20_body">
      <style:paragraph-properties fo:text-align="start" style:justify-single-word="false"/>
      <style:text-properties style:text-underline-style="none" officeooo:rsid="0011474f" officeooo:paragraph-rsid="0011474f"/>
    </style:style>
    <style:style style:name="P13" style:family="paragraph" style:parent-style-name="Heading_20_1">
      <style:paragraph-properties fo:text-align="center" style:justify-single-word="false"/>
      <style:text-properties officeooo:rsid="00108c25" officeooo:paragraph-rsid="00108c25"/>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 style:position="13.033cm"/>
        </style:tab-stops>
      </style:paragraph-properties>
      <style:text-properties officeooo:rsid="0019e08b" officeooo:paragraph-rsid="0019e08b"/>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28cm"/>
          <style:tab-stop style:position="13.033cm"/>
        </style:tab-stops>
      </style:paragraph-properties>
      <style:text-properties officeooo:rsid="001fe5ec" officeooo:paragraph-rsid="001fe5ec"/>
    </style:style>
    <style:style style:name="P16" style:family="paragraph" style:parent-style-name="Subtitle">
      <style:paragraph-properties fo:text-align="center" style:justify-single-word="false"/>
      <style:text-properties style:font-name="Liberation Sans" fo:font-size="18pt" officeooo:rsid="001c7eaa" officeooo:paragraph-rsid="001c7eaa" style:font-name-asian="Microsoft YaHei" style:font-size-asian="18pt" style:font-name-complex="Arial1" style:font-size-complex="18pt"/>
    </style:style>
    <style:style style:name="P17" style:family="paragraph" style:parent-style-name="Subtitle">
      <style:paragraph-properties fo:break-before="page"/>
    </style:style>
    <style:style style:name="P18" style:family="paragraph" style:parent-style-name="Subtitle">
      <style:text-properties officeooo:rsid="001fe5ec" officeooo:paragraph-rsid="001fe5ec"/>
    </style:style>
    <style:style style:name="P19" style:family="paragraph" style:parent-style-name="Text_20_body">
      <style:text-properties officeooo:rsid="00211081" officeooo:paragraph-rsid="00211081"/>
    </style:style>
    <style:style style:name="T1" style:family="text">
      <style:text-properties officeooo:rsid="001549bc"/>
    </style:style>
    <style:style style:name="T2" style:family="text">
      <style:text-properties officeooo:rsid="0017808a"/>
    </style:style>
    <style:style style:name="T3" style:family="text">
      <style:text-properties officeooo:rsid="001b0e1a"/>
    </style:style>
    <style:style style:name="T4" style:family="text">
      <style:text-properties officeooo:rsid="001c7eaa"/>
    </style:style>
    <style:style style:name="T5" style:family="text">
      <style:text-properties officeooo:rsid="001e7366"/>
    </style:style>
    <style:style style:name="T6" style:family="text">
      <style:text-properties officeooo:rsid="001fe5ec"/>
    </style:style>
    <style:style style:name="T7" style:family="text">
      <style:text-properties officeooo:rsid="00211081"/>
    </style:style>
    <style:style style:name="T8" style:family="text">
      <style:text-properties officeooo:rsid="00216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in-Pared-Pong</text:h>
      <text:p text:style-name="P1">Un juego sobre pegarle a una pelota contra una pared</text:p>
      <text:p text:style-name="P2">Por</text:p>
      <text:p text:style-name="P2">Pablo Curutchet</text:p>
      <text:p text:style-name="P12"/>
      <text:p text:style-name="P17">Capitulo <text:span text:style-name="T4">DOS</text:span>, El Objetivo.</text:p>
      <text:p text:style-name="P3"><text:tab/>El objetivo es un Ping-Pong con la consola de Windows.</text:p>
      <text:p text:style-name="P4"><text:tab/>Este sera desarrollado en el lenguaje de programación C, con el objetivo de simular a una pelota (representado por un “*” o un “█”) que <text:span text:style-name="T1">cambiara su velocidad(</text:span>revotara<text:span text:style-name="T1">)</text:span> en la pantalla derecha.</text:p>
      <text:p text:style-name="Subtitle">Capitulo DOS, Requerimientos Funcionales.</text:p>
      <text:p text:style-name="P10">RF0</text:p>
      <text:p text:style-name="P10">Bucle de juego</text:p>
      <text:p text:style-name="P10"><text:tab/>Esencial, primordial, el bucle del juego sera el llamado delta el cual dará una velocidad de 60 fotogramas estable de refrescos de la ventana.</text:p>
      <text:p text:style-name="P7">RF1</text:p>
      <text:p text:style-name="P8">Pelota</text:p>
      <text:p text:style-name="P5"><text:tab/>La “pelota” siempre cambiara sus velocidades siendo estas velX(velX = -velX) y velY(velY = -velY) cada vez que colicione con el borde de la pantalla.</text:p>
      <text:p text:style-name="P7">RF2</text:p>
      <text:p text:style-name="P7">Jugador</text:p>
      <text:p text:style-name="P6"><text:tab/>El juego contara con una barra deslizante(jugador) simulando una paleta que se moverá de izquierda a derecha; la pelota al chocar contra un carácter de esta barra(jugador) cambiara su velocidad(negara las velocidades que tiene <text:span text:style-name="T2">como es mostrado en la sección anterior</text:span>).</text:p>
      <text:p text:style-name="P11">RF3</text:p>
      <text:p text:style-name="P11">Matriz</text:p>
      <text:p text:style-name="P11"><text:tab/>La matriz constara de un espacio dinámico de la memoria la cual se alojaran los gráficos, sera de 60x40 caracteres, 60 anchura, 40 altura.</text:p>
      <text:p text:style-name="P16">Capitulo TRES, <text:span text:style-name="T5">Requerimientos NO Funcionales</text:span></text:p>
      <text:p text:style-name="P9">RNF1</text:p>
      <text:p text:style-name="P9">Enemigo en el el juego:</text:p>
      <text:p text:style-name="P9"><text:tab/>Este constara de ciertos bloques o caracteres los cuales serán destruidos por la pelota al tener contacto con ellos y cambiara los valores de velocidad del proyectil una vez en contacto remplazando lo por un espacio en blanco el cual estará libre para que la pelota pase.</text:p>
      <text:p text:style-name="P9">RNF2</text:p>
      <text:p text:style-name="P9">Enemigo practico:</text:p>
      <text:p text:style-name="P9"><text:tab/>Una simple IA que intentara seguir a el proyectil a velocidad incremental por rebote hasta un máximo predeterminado.</text:p>
      <text:p text:style-name="P9">RNF3</text:p>
      <text:p text:style-name="P9">Vidas</text:p>
      <text:p text:style-name="P9"><text:tab/>Al chocar con un área del juego que sea del jugador o incluso del RNF2 se le substraerá una vida de un máximo del clásico TRES hasta llegar a CERO, lo cual conllevara el fin del juego(VICTORIA o DERROTA).</text:p>
      <text:p text:style-name="P9">RNF4</text:p>
      <text:p text:style-name="P9">Mostrar puntaje caso bloques</text:p>
      <text:p text:style-name="P9"><text:tab/>Por cada vez que se destruya un bloque este sumara un puntaje al jugador, el cual sera representado como un numero en la esquina superior izquierda de la cmd, esta tendra un espacio dado dentro de un arreglo para mostrarlo.</text:p>
      <text:p text:style-name="P9">RNF5</text:p>
      <text:p text:style-name="P9">Mostrar vidas caso bloques y/o IA</text:p>
      <text:p text:style-name="P9"><text:tab/>Las vidas del jugador se mostraran en la esquina inferior izquierda mientras que la del enemigo en la esquina superior derecha.</text:p>
      <text:p text:style-name="P9"><text:soft-page-break/>RNF6</text:p>
      <text:p text:style-name="P9">Mostrar interfaz</text:p>
      <text:p text:style-name="P9"><text:tab/>Toda la interfaz se tendrá que ser mostrada con una linea de caracteres que sera previamente reservada para <text:span text:style-name="T3">evitar problemas de desplazamiento en los caracteres, incluso toda la interfaz sera compuesta de DOS arreglo</text:span><text:span text:style-name="T6">s</text:span><text:span text:style-name="T3"> reservado abajo y arriba </text:span><text:span text:style-name="T6">con el puntaje y las vidas en caso del arreglo superior y el en arreglo inferior las vidas del JUGADOR en el caso de juego contra la IA, intercambiando la barra de vida superior por la del IA</text:span><text:span text:style-name="T3">.</text:span></text:p>
      <text:p text:style-name="P15">RNF7</text:p>
      <text:p text:style-name="P15">Pantalla “GAME OVER”</text:p>
      <text:p text:style-name="P15"><text:tab/>Mostrar en caso de que las vidas del jugador sean CERO o NEGATIVAS un cartel de juego terminado con la razon pertinente a la ocacion, si no quedan vidas se mostrara “GAME OVER OUT OF LIVES”, en el caso de derrotar a la IA, “WIN, P2 OUT OF LIVES” y finalmente en el caso de los bloques “WIN, OUT OFF BLOCKS”.</text:p>
      <text:p text:style-name="P15"/>
      <text:p text:style-name="P18">Capitulo <text:span text:style-name="T7">CUATRO Ideología de código</text:span></text:p>
      <text:p text:style-name="P19">Mejor conocido como pseudocódigos</text:p>
      <text:p text:style-name="P19"><text:tab/>Requerimiento funcional ZERO<text:span text:style-name="T8">(Bucle)</text:span></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16:10:24.418000000</meta:creation-date>
    <dc:date>2023-10-19T23:18:43.244000000</dc:date>
    <meta:editing-duration>PT4H26M12S</meta:editing-duration>
    <meta:editing-cycles>7</meta:editing-cycles>
    <meta:generator>LibreOffice/7.5.5.2$Windows_X86_64 LibreOffice_project/ca8fe7424262805f223b9a2334bc7181abbcbf5e</meta:generator>
    <meta:document-statistic meta:table-count="0" meta:image-count="0" meta:object-count="0" meta:page-count="3" meta:paragraph-count="45" meta:word-count="537" meta:character-count="3152" meta:non-whitespace-character-count="2646"/>
  </office:meta>
</office:document-meta>
</file>